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egoe UI" svg:font-family="'Segoe UI', Arial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25% 58%"/>
    </style:style>
    <style:style style:name="T3" style:family="text">
      <style:text-properties style:font-name="Segoe UI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/></text:p>
      <text:p text:style-name="P1"><text:span text:style-name="T3">(HOW DOES IT FEEL)</text:span></text:p>
      <text:p text:style-name="P1"><text:span text:style-name="T3"/></text:p>
      <text:p text:style-name="P1"><text:span text:style-name="T3">I GUESS YOU HEARD</text:span></text:p>
      <text:p text:style-name="P1"><text:span text:style-name="T3">AND NOW YOU'RE HERE TO SEE ABOUT ME</text:span> <text:span text:style-name="T3"><text:line-break/>I SEE YOU'RE WORRIED</text:span> <text:span text:style-name="T3"><text:line-break/>AND YOU JUST DON'T KNOW HOW MUCH IT MEANS TO ME</text:span> <text:span text:style-name="T3"><text:line-break/>THAT YOU DO CARE</text:span> <text:span text:style-name="T3"><text:line-break/>AND THAT'S ALL I NEEDED TO SEE</text:span> <text:span text:style-name="T3"><text:line-break/>BUT BEFORE YOU GO</text:span> <text:span text:style-name="T3"><text:line-break/>WOULD YOU PLEASE TELL ME ONE THING I'LL NEVER KNOW</text:span> <text:span text:style-name="T3"><text:line-break/>CHORUS</text:span> <text:span text:style-name="T3"><text:line-break/>HOW DOES IT FEEL</text:span> <text:span text:style-name="T3"><text:line-break/>TO BE LOVED SO MUCH I CRIED</text:span> <text:span text:style-name="T3"><text:line-break/>HOW DOES IT FEELS</text:span> <text:span text:style-name="T3"><text:line-break/>TO BE MISSED SO MUCH I DIE</text:span> <text:span text:style-name="T3"><text:line-break/>TO HAVE YOU HERE</text:span> <text:span text:style-name="T3"><text:line-break/>FOR JUST ONE LAST KISS GOOD-BYE</text:span> <text:span text:style-name="T3"><text:line-break/>TO HAVE SOMEBODY LOVE YOU SO MUCH</text:span> <text:span text:style-name="T3"><text:line-break/>HOW DOES IT FEEL.</text:span> <text:span text:style-name="T3"><text:line-break/>2ND VERSE</text:span> <text:span text:style-name="T3"><text:line-break/>I KNOW IT'S ABSURD</text:span> <text:span text:style-name="T3"><text:line-break/>BUT I DON'T THINK YOU EVER KNEW</text:span> <text:span text:style-name="T3"><text:line-break/>HOW MUCH I HURT</text:span> <text:span text:style-name="T3"><text:line-break/>AND HOW MUCH YOU LEAVING PUT ME THROUGH</text:span> <text:span text:style-name="T3"><text:line-break/>I KNOW YOU HAD A RIGHT TO YOUR OWN LIFE</text:span> <text:span text:style-name="T3"><text:line-break/>BUT FOR SUCH A LONG TIME YOU WERE A PART OF MINE</text:span> <text:span text:style-name="T3"><text:line-break/>AND YOU NEVER GAVE CLOSURE</text:span> <text:span text:style-name="T3"><text:line-break/>YOU NEVER LET ME SHOW YOU</text:span> <text:span text:style-name="T3"><text:line-break/>WHAT IT DOES TO SOMEONE</text:span> <text:span text:style-name="T3"><text:line-break/>WHEN YOU TAKE THEIR LOVE</text:span> <text:span text:style-name="T3"><text:line-break/>AND THROW THEIR HEART AWAY</text:span> <text:span text:style-name="T3"><text:line-break/>CHORUS</text:span> <text:span text:style-name="T3"><text:line-break/>HOW DOES IT FEEL</text:span> <text:span text:style-name="T3"><text:line-break/>TO BE LOVED SO MUCH I CRIED</text:span> <text:span text:style-name="T3"><text:line-break/>HOW DOES IT FEELS</text:span> <text:span text:style-name="T3"><text:line-break/>TO BE MISSED SO MUCH I DIE</text:span> <text:span text:style-name="T3"><text:line-break/>TO BRING YOU HERE</text:span> <text:span text:style-name="T3"><text:line-break/>FOR JUST ONE LAST SWEET GOOD-BYE</text:span> <text:span text:style-name="T3"><text:line-break/>TO KNOW SOMEBODY LOVE YOU THAT MUCH</text:span> <text:span text:style-name="T3"><text:line-break/>HOW DOES IT FEEL. </text:span> <text:span text:style-name="T3"><text:line-break/>Copyright2010thomascouram</text:span> <text:span text:style-name="T3"><text:line-break/></text:span> <text:span text:style-name="T3"><text:line-break/>**************************************************************</text:span> </text:p>
      <text:p text:style-name="P1"><text:span text:style-name="T3"><text:line-break/>(BREAKnNEWS)</text:span> <text:span text:style-name="T3"><text:line-break/>CHORUS</text:span> <text:span text:style-name="T3"><text:line-break/>BREAKnNEWS</text:span> <text:span text:style-name="T3"><text:line-break/></text:span><text:soft-page-break/><text:span text:style-name="T3">ITZ OVER</text:span> <text:span text:style-name="T3"><text:line-break/>I DON'T WANT YOU ANYMORE</text:span> <text:span text:style-name="T3"><text:line-break/>ITZ OVER</text:span> <text:span text:style-name="T3"><text:line-break/>ONE MORE TIME</text:span> <text:span text:style-name="T3"><text:line-break/>ITZ OVER</text:span> <text:span text:style-name="T3"><text:line-break/>BUT YOU DON'T HEAR ME THO</text:span> <text:span text:style-name="T3"><text:line-break/>YOU-YOU DON'T HEAR ME THO</text:span> <text:span text:style-name="T3"><text:line-break/>YOU DON'T HEAR ME THOUGH</text:span> <text:span text:style-name="T3"><text:line-break/>YOU DON'T DON'T HEAR ME THO</text:span> <text:span text:style-name="T3"><text:line-break/>YOU DON'T HEAR ME THO</text:span> <text:span text:style-name="T3"><text:line-break/>YOU, DON'T HEAR ME THOUGH</text:span> </text:p>
      <text:p text:style-name="P1"><text:span text:style-name="T3"><text:line-break/>1ST VERSE</text:span> </text:p>
      <text:p text:style-name="P1"><text:span text:style-name="T3"><text:line-break/>LAST NIGHT</text:span> <text:span text:style-name="T3"><text:line-break/>SAW YOU WITH A FAMILIAR GIRL</text:span> <text:span text:style-name="T3"><text:line-break/>I CLOSED MY EYES</text:span> <text:span text:style-name="T3"><text:line-break/>PRAYING THAT IT WASN'T HER</text:span> <text:span text:style-name="T3"><text:line-break/>MY SISTER FROM ANOTHER MOTHER</text:span> <text:span text:style-name="T3"><text:line-break/>STANDING IN THE LIGHT</text:span> <text:span text:style-name="T3"><text:line-break/>HOTEL MOTEL</text:span> <text:span text:style-name="T3"><text:line-break/>SINCE YOU THINK I DIDN'T TREAT YOU</text:span> <text:span text:style-name="T3">RIGHT</text:span> </text:p>
      <text:p text:style-name="P1"><text:span text:style-name="T3"><text:line-break/>CHORUS</text:span> </text:p>
      <text:p text:style-name="P1"><text:span text:style-name="T3"><text:line-break/>BREAKnNEWS</text:span> <text:span text:style-name="T3"><text:line-break/>ITZ OVER</text:span> <text:span text:style-name="T3"><text:line-break/>I DON'T LOVE YOU ANYMORE</text:span> <text:span text:style-name="T3"><text:line-break/>ITZ OVER</text:span> <text:span text:style-name="T3"><text:line-break/>ONE MORE TIME</text:span> <text:span text:style-name="T3"><text:line-break/>ITZ OVER</text:span> <text:span text:style-name="T3"><text:line-break/>BUT YOU DON'T HEAR ME THO</text:span> <text:span text:style-name="T3"><text:line-break/>YOU-YOU DON'T HEAR ME THO</text:span> <text:span text:style-name="T3"><text:line-break/>YOU DON'T HEAR ME THOUGH</text:span> <text:span text:style-name="T3"><text:line-break/>YOU DON'T DON'T HEAR ME THO</text:span> <text:span text:style-name="T3"><text:line-break/>YOU DON'T HEAR ME THO</text:span> <text:span text:style-name="T3"><text:line-break/>YOU, DON'T HEAR ME THOUGH</text:span> <text:span text:style-name="T3"><text:line-break/>2ND VERSE</text:span> <text:span text:style-name="T3"><text:line-break/>WOULD YOU PLEASE</text:span> <text:span text:style-name="T3"><text:line-break/>STOP BLOWING UP MY TELEPHONE</text:span> <text:span text:style-name="T3"><text:line-break/>YOU SHOULD BE HAPPY NOW</text:span> <text:span text:style-name="T3"><text:line-break/>YOU CAN DO WHAT YOU WANT</text:span> <text:span text:style-name="T3"><text:line-break/>WITHOUT CREEPING</text:span> <text:span text:style-name="T3"><text:line-break/>OR DOING SOMEBODY WRONG</text:span> <text:span text:style-name="T3"><text:line-break/>AINT NOTHING CHANGED</text:span> <text:span text:style-name="T3"><text:line-break/>BUT NOW I KNOW WHAT'S GOING ON</text:span> <text:span text:style-name="T3"><text:line-break/>CHORUS</text:span> <text:span text:style-name="T3"><text:line-break/>BREAKnNEWS</text:span> <text:span text:style-name="T3"><text:line-break/>ITZ OVER</text:span> <text:span text:style-name="T3"><text:line-break/></text:span><text:soft-page-break/><text:span text:style-name="T3">I DON'T WANT YOU ANYMORE</text:span> <text:span text:style-name="T3"><text:line-break/>ITZ OVER</text:span> <text:span text:style-name="T3"><text:line-break/>ONE MORE TIME</text:span> <text:span text:style-name="T3"><text:line-break/>ITZ OVER</text:span> <text:span text:style-name="T3"><text:line-break/>BUT YOU DON'T HEAR ME THO</text:span> <text:span text:style-name="T3"><text:line-break/>YOU-YOU DON'T HEAR ME THO</text:span> <text:span text:style-name="T3"><text:line-break/>YOU DON'T HEAR ME THOUGH</text:span> <text:span text:style-name="T3"><text:line-break/>YOU DON'T DON'T HEAR ME THO</text:span> <text:span text:style-name="T3"><text:line-break/>YOU DON'T HEAR ME THO</text:span> <text:span text:style-name="T3"><text:line-break/>YOU, DON'T HEAR ME THOUGH</text:span> <text:span text:style-name="T3"><text:line-break/>3RD VERSE</text:span> <text:span text:style-name="T3"><text:line-break/>NO I DON'T WANNA TALK ABOUT IT</text:span> <text:span text:style-name="T3"><text:line-break/>NO ITZ NOT STILL ON FOR CHRISTMAS EVE</text:span> <text:span text:style-name="T3"><text:line-break/>NO I'M NEVER GONNA FORGET ABOUT IT</text:span> <text:span text:style-name="T3"><text:line-break/>NO YOU CAN'T STILL BE A FRIEND TO ME</text:span> <text:span text:style-name="T3"><text:line-break/>YES I KNOW THAT YOU STILL LOVE ME SO</text:span> <text:span text:style-name="T3"><text:line-break/>KNOW I DON'T</text:span> <text:span text:style-name="T3"><text:line-break/>NOT EVEN A LITTLE BIT</text:span> <text:span text:style-name="T3"><text:line-break/>I DON'T CARE IF YOU TWO ARE BROKEN UP</text:span> <text:span text:style-name="T3"><text:line-break/>LISTEN UP</text:span> <text:span text:style-name="T3"><text:line-break/>I DON'T THINK YOU'RE GETTING IT</text:span> <text:span text:style-name="T3"><text:line-break/>CHORUS</text:span> <text:span text:style-name="T3"><text:line-break/>BREAKnNEWS</text:span> <text:span text:style-name="T3"><text:line-break/>ITZ OVER</text:span> <text:span text:style-name="T3"><text:line-break/>DON'T WANNA SEE</text:span> <text:span text:style-name="T3">YOU ANYMORE</text:span> <text:span text:style-name="T3"><text:line-break/>ITZ OVER</text:span> <text:span text:style-name="T3"><text:line-break/>ONE MORE TIME</text:span> <text:span text:style-name="T3"><text:line-break/>ITZ OVER</text:span> <text:span text:style-name="T3"><text:line-break/>BUT YOU DON'T HEAR ME THO</text:span> <text:span text:style-name="T3"><text:line-break/>YOU-YOU DON'T HEAR ME THO</text:span> <text:span text:style-name="T3"><text:line-break/>YOU DON'T HEAR ME THOUGH</text:span> <text:span text:style-name="T3"><text:line-break/>YOU DON'T DON'T HEAR ME THO</text:span> <text:span text:style-name="T3"><text:line-break/>YOU DON'T HEAR ME THO</text:span> <text:span text:style-name="T3"><text:line-break/>YOU, DON'T HEAR ME THOUGH</text:span> <text:span text:style-name="T3"><text:line-break/>Copyright2010thomascouram</text:span> </text:p>
      <text:p text:style-name="P1"/>
      <text:p text:style-name="P1"/>
      <text:p text:style-name="P1"/>
      <text:p text:style-name="P1"/>
      <text:p text:style-name="P1"/>
      <text:p text:style-name="P1"/>
      <text:p text:style-name="P1">(why won’t you tell me)</text:p>
      <text:p text:style-name="Standard"/>
      <text:p text:style-name="P2">Itz not the flowers that you buy me</text:p>
      <text:p text:style-name="Standard">itz not the diamonds or the cars</text:p>
      <text:p text:style-name="Standard">the platitudes you recite me</text:p>
      <text:p text:style-name="Standard">itz not how good looking you are</text:p>
      <text:p text:style-name="Standard">that is gonna keep me here with you</text:p>
      <text:p text:style-name="Standard"><text:soft-page-break/>for too many more days</text:p>
      <text:p text:style-name="Standard">itz not all the loving things you do</text:p>
      <text:p text:style-name="Standard">itz the one thing you just won't say</text:p>
      <text:p text:style-name="Standard"/>
      <text:p text:style-name="Standard">that I need</text:p>
      <text:p text:style-name="Standard">baby I got enough things</text:p>
      <text:p text:style-name="Standard">I don't need</text:p>
      <text:p text:style-name="Standard">another fur coat or diamond ring</text:p>
      <text:p text:style-name="Standard"/>
      <text:p text:style-name="Standard">why can't you tell me that you love me</text:p>
      <text:p text:style-name="Standard">when I say it you just kiss my neck</text:p>
      <text:p text:style-name="Standard">I don't need to hear i'm beautiful</text:p>
      <text:p text:style-name="Standard">again I just need to hear you love me back</text:p>
      <text:p text:style-name="Standard"/>
      <text:p text:style-name="Standard">and you know it you know it</text:p>
      <text:p text:style-name="Standard">but you only wanna show it</text:p>
      <text:p text:style-name="Standard">and it makes me so suspicious</text:p>
      <text:p text:style-name="Standard">you rather buy me a car</text:p>
      <text:p text:style-name="Standard">when all I want is your heart</text:p>
      <text:p text:style-name="Standard"/>
      <text:p text:style-name="Standard">bridge</text:p>
      <text:p text:style-name="Standard"/>
      <text:p text:style-name="Standard">am I your only woman</text:p>
      <text:p text:style-name="Standard">am I even number one</text:p>
      <text:p text:style-name="Standard">you're a man with enough money</text:p>
      <text:p text:style-name="Standard">to do anything you want</text:p>
      <text:p text:style-name="Standard"/>
      <text:p text:style-name="Standard">why won't you tell me that you love me</text:p>
      <text:p text:style-name="Standard">when I say it you just rub my back</text:p>
      <text:p text:style-name="Standard">I don't wanna hear you want me</text:p>
      <text:p text:style-name="Standard">I just wanna hear you love me back</text:p>
      <text:p text:style-name="Standard"/>
      <text:p text:style-name="Standard">and you know it you know it</text:p>
      <text:p text:style-name="Standard">but you only wanna show it</text:p>
      <text:p text:style-name="Standard">and I just cannot live with this</text:p>
      <text:p text:style-name="Standard">you rather rope me a star</text:p>
      <text:p text:style-name="Standard">than simply say I have your heart</text:p>
      <text:p text:style-name="Standard"/>
      <text:p text:style-name="P1">thomascouram2014</text:p>
      <text:p text:style-name="P1"/>
      <text:p text:style-name="P1"/>
      <text:p text:style-name="P1"/>
      <text:p text:style-name="P1"/>
      <text:p text:style-name="P1"/>
      <text:p text:style-name="P1"/>
      <text:p text:style-name="P1">(let them say you're wrong)</text:p>
      <text:p text:style-name="P1"/>
      <text:p text:style-name="Standard">sometimes you have to go</text:p>
      <text:p text:style-name="Standard"><text:soft-page-break/>that extra mile</text:p>
      <text:p text:style-name="Standard">for the one you love</text:p>
      <text:p text:style-name="Standard">to turn a frown into a smile</text:p>
      <text:p text:style-name="Standard">sometimes you have to stop</text:p>
      <text:p text:style-name="Standard">and take account</text:p>
      <text:p text:style-name="Standard">of what you really want</text:p>
      <text:p text:style-name="Standard">before you open up your mouth</text:p>
      <text:p text:style-name="P1">hook</text:p>
      <text:p text:style-name="Standard">when you want peace</text:p>
      <text:p text:style-name="Standard">and hez only wanting war</text:p>
      <text:p text:style-name="Standard">when you want forgiveness</text:p>
      <text:p text:style-name="Standard">and your baby's keeping score</text:p>
      <text:p text:style-name="Standard">when you want to make up</text:p>
      <text:p text:style-name="Standard">and she only wants to fight</text:p>
      <text:p text:style-name="Standard">sometimes you have to let them say you're wrong</text:p>
      <text:p text:style-name="Standard">even when you're right</text:p>
      <text:p text:style-name="P1">2ndverse</text:p>
      <text:p text:style-name="Standard">even though you know you'll never</text:p>
      <text:p text:style-name="Standard">make the same</text:p>
      <text:p text:style-name="Standard">mistakes you made before</text:p>
      <text:p text:style-name="Standard">and shez just digging up old bones</text:p>
      <text:p text:style-name="Standard">just apologize again for all the pain</text:p>
      <text:p text:style-name="Standard">that you know is still burning</text:p>
      <text:p text:style-name="Standard">until the righteous anger is gone</text:p>
      <text:p text:style-name="P1">hook</text:p>
      <text:p text:style-name="Standard">if you want peace</text:p>
      <text:p text:style-name="Standard">and shez only wanting war</text:p>
      <text:p text:style-name="Standard">you want forgiveness</text:p>
      <text:p text:style-name="Standard">and your baby's keeping score</text:p>
      <text:p text:style-name="Standard">you want to make up</text:p>
      <text:p text:style-name="Standard">and he only wants to fight</text:p>
      <text:p text:style-name="Standard">sometimes you have to let them say you're wrong</text:p>
      <text:p text:style-name="Standard">even when you're right <text:s text:c="2"/></text:p>
      <text:p text:style-name="P1">bridge</text:p>
      <text:p text:style-name="Standard">cuz you know why hez hurt</text:p>
      <text:p text:style-name="Standard">and you know why she cries</text:p>
      <text:p text:style-name="Standard">though you're innocent this time around</text:p>
      <text:p text:style-name="Standard">let em blame you for the reason why</text:p>
      <text:p text:style-name="P1">repeat hook</text:p>
      <text:p text:style-name="Standard">thomascouram2013</text:p>
      <text:p text:style-name="Standard">******************************8</text:p>
      <text:p text:style-name="Standard"/>
      <text:p text:style-name="Standard"/>
      <text:p text:style-name="Standard"/>
      <text:p text:style-name="P1">(i'm a hero)</text:p>
      <text:p text:style-name="Standard">I felt run over</text:p>
      <text:p text:style-name="Standard">by a fast train</text:p>
      <text:p text:style-name="Standard">you left me so hurt</text:p>
      <text:p text:style-name="Standard"><text:soft-page-break/>never felt pain</text:p>
      <text:p text:style-name="Standard">so devestating</text:p>
      <text:p text:style-name="Standard">and I don't know how I made it</text:p>
      <text:p text:style-name="Standard">through but I played it</text:p>
      <text:p text:style-name="Standard">like a champ when I could've faded</text:p>
      <text:p text:style-name="P1">hook</text:p>
      <text:p text:style-name="Standard">and if I must say</text:p>
      <text:p text:style-name="Standard">so myself</text:p>
      <text:p text:style-name="Standard">if I must say</text:p>
      <text:p text:style-name="Standard">so myself</text:p>
      <text:p text:style-name="Standard">if I must say</text:p>
      <text:p text:style-name="Standard">so myself</text:p>
      <text:p text:style-name="Standard"/>
      <text:p text:style-name="Standard">i'm a hero</text:p>
      <text:p text:style-name="Standard"/>
      <text:p text:style-name="P1">bridge</text:p>
      <text:p text:style-name="P1"/>
      <text:p text:style-name="Standard">god only knows</text:p>
      <text:p text:style-name="Standard">how deep within</text:p>
      <text:p text:style-name="Standard">I had to go</text:p>
      <text:p text:style-name="Standard">to find the strength</text:p>
      <text:p text:style-name="Standard">to do what I had to do</text:p>
      <text:p text:style-name="Standard">I'm so much more than I ever knew</text:p>
      <text:p text:style-name="Standard">I am a hero</text:p>
      <text:p text:style-name="Standard">I am a hero</text:p>
      <text:p text:style-name="Standard"/>
      <text:p text:style-name="P1">hook</text:p>
      <text:p text:style-name="P1"/>
      <text:p text:style-name="Standard">and if I must say</text:p>
      <text:p text:style-name="Standard">so myself</text:p>
      <text:p text:style-name="Standard">if I must say (say it)</text:p>
      <text:p text:style-name="Standard">so myself</text:p>
      <text:p text:style-name="Standard">if I must say</text:p>
      <text:p text:style-name="Standard">so myself</text:p>
      <text:p text:style-name="Standard">i'm a hero</text:p>
      <text:p text:style-name="Standard"/>
      <text:p text:style-name="Standard">thomascouramc2002</text:p>
      <text:p text:style-name="Standard"/>
      <text:p text:style-name="Standard"/>
      <text:p text:style-name="Standard"/>
      <text:p text:style-name="P1">(superman's girl)</text:p>
      <text:p text:style-name="P1"/>
      <text:p text:style-name="Standard">I'm walking on air</text:p>
      <text:p text:style-name="Standard">without a care</text:p>
      <text:p text:style-name="Standard">because I know if I should fall</text:p>
      <text:p text:style-name="Standard">he'll be there</text:p>
      <text:p text:style-name="Standard">to catch me</text:p>
      <text:p text:style-name="Standard">soon I will fly</text:p>
      <text:p text:style-name="Standard"><text:soft-page-break/>higher and higher</text:p>
      <text:p text:style-name="Standard">because he loves me</text:p>
      <text:p text:style-name="Standard">I have no fear</text:p>
      <text:p text:style-name="P1">hook</text:p>
      <text:p text:style-name="Standard">walking around with my head in the clouds</text:p>
      <text:p text:style-name="Standard">I don't care nothing can hurt me now</text:p>
      <text:p text:style-name="Standard">i'm superman's girl</text:p>
      <text:p text:style-name="Standard">out on the town</text:p>
      <text:p text:style-name="Standard">I don't know whatz around</text:p>
      <text:p text:style-name="Standard">unaware i'm blissfully unwound</text:p>
      <text:p text:style-name="Standard">i'm superman's girl</text:p>
      <text:p text:style-name="Standard"/>
      <text:p text:style-name="Standard">did I say he's my rescuer</text:p>
      <text:p text:style-name="Standard">I got faith in my rescuer</text:p>
      <text:p text:style-name="Standard">never late is my rescuer</text:p>
      <text:p text:style-name="Standard">when I need him he'll be there</text:p>
      <text:p text:style-name="Standard"/>
      <text:p text:style-name="P1">2ndverse</text:p>
      <text:p text:style-name="P1"/>
      <text:p text:style-name="Standard">I never knew</text:p>
      <text:p text:style-name="Standard">his secret identity</text:p>
      <text:p text:style-name="Standard">until he took me in his arms</text:p>
      <text:p text:style-name="Standard">and made love to me</text:p>
      <text:p text:style-name="Standard">ever since then</text:p>
      <text:p text:style-name="Standard">itz been so clear to me</text:p>
      <text:p text:style-name="Standard">that he is superman</text:p>
      <text:p text:style-name="Standard">and he can do anything</text:p>
      <text:p text:style-name="Standard"/>
      <text:p text:style-name="P1">hook</text:p>
      <text:p text:style-name="P1"/>
      <text:p text:style-name="Standard">walking around with my head in the clouds</text:p>
      <text:p text:style-name="Standard">I don't care nothing can touch me now</text:p>
      <text:p text:style-name="Standard">i'm superman's girl</text:p>
      <text:p text:style-name="Standard">out on the town</text:p>
      <text:p text:style-name="Standard">I don't know whatz around</text:p>
      <text:p text:style-name="Standard">unaware i'm blissfully unbound</text:p>
      <text:p text:style-name="Standard">i'm superman's girl</text:p>
      <text:p text:style-name="Standard"/>
      <text:p text:style-name="Standard">did I say he's my rescuer</text:p>
      <text:p text:style-name="Standard">I got faith in my rescuer</text:p>
      <text:p text:style-name="Standard">never late is my rescuer</text:p>
      <text:p text:style-name="Standard">when I need him he'll be there</text:p>
      <text:p text:style-name="Standard"/>
      <text:p text:style-name="Standard">thomascouram2010</text:p>
      <text:p text:style-name="Standard"/>
      <text:p text:style-name="Standard">*************************************</text:p>
      <text:p text:style-name="P1">(sentimental)</text:p>
      <text:p text:style-name="P1"/>
      <text:p text:style-name="Standard"><text:soft-page-break/>Tomorrow I know i'll be sentimental</text:p>
      <text:p text:style-name="Standard">but right now I hate you so much</text:p>
      <text:p text:style-name="Standard">tomorrow I know i'll be less resentful</text:p>
      <text:p text:style-name="Standard">but right now I hate you so much</text:p>
      <text:p text:style-name="Standard"/>
      <text:p text:style-name="Standard">tomorrow I know i'll remember things</text:p>
      <text:p text:style-name="Standard">to melt my heart even through the pain</text:p>
      <text:p text:style-name="Standard">cuz there's so many things I wouldn't change</text:p>
      <text:p text:style-name="Standard">even now the best of the best memories remain</text:p>
      <text:p text:style-name="Standard">like the dayz when we would laugh and dance and sing</text:p>
      <text:p text:style-name="Standard">and the nights when we would lie in one another's arms until we fell asleep</text:p>
      <text:p text:style-name="Standard"/>
      <text:p text:style-name="Standard">Tomorrow I know i'll be sentimental</text:p>
      <text:p text:style-name="Standard">but right now I hate you so much</text:p>
      <text:p text:style-name="Standard">tomorrow I know i'll be less resentful</text:p>
      <text:p text:style-name="Standard">but tonite <text:s/>I hate you so much</text:p>
      <text:p text:style-name="Standard"/>
      <text:p text:style-name="Standard">tomorrow I know i'll see the face</text:p>
      <text:p text:style-name="Standard">of our kidz and see you every place</text:p>
      <text:p text:style-name="Standard">your walk your talk</text:p>
      <text:p text:style-name="Standard">your innocence your grace</text:p>
      <text:p text:style-name="Standard">tonite all I see is the worse in you</text:p>
      <text:p text:style-name="Standard">but tomorrow I know all I'll see is the best</text:p>
      <text:p text:style-name="P1">musical break</text:p>
      <text:p text:style-name="Standard">tomorrow I know i'll remember things</text:p>
      <text:p text:style-name="Standard">to melt my heart even through the pain</text:p>
      <text:p text:style-name="Standard">cuz there's so many things I wouldn't change</text:p>
      <text:p text:style-name="Standard">even now the best of the best memories remain</text:p>
      <text:p text:style-name="Standard"/>
      <text:p text:style-name="Standard">thomascouram2014</text:p>
      <text:p text:style-name="Standard"/>
      <text:p text:style-name="Standard"/>
      <text:p text:style-name="Standard"/>
      <text:p text:style-name="Standard"><text:span text:style-name="T1">*****************************************</text:span>8</text:p>
      <text:p text:style-name="Standard"/>
      <text:p text:style-name="P1">(be a man)</text:p>
      <text:p text:style-name="Standard">you treated me like a brand new toy</text:p>
      <text:p text:style-name="Standard">you never heeded what a man was for</text:p>
      <text:p text:style-name="Standard">you thought it was all about fun and games</text:p>
      <text:p text:style-name="Standard">when what itz all about is family</text:p>
      <text:p text:style-name="P1">hook</text:p>
      <text:p text:style-name="Standard">what made me think that you can handle this</text:p>
      <text:p text:style-name="Standard">when what I needed was a man for this</text:p>
      <text:p text:style-name="Standard">you never had a longterm plan for this</text:p>
      <text:p text:style-name="Standard">you need to grow up boy</text:p>
      <text:p text:style-name="Standard">and be a man boy</text:p>
      <text:p text:style-name="Standard"/>
      <text:p text:style-name="Standard">i'm not telling you this because i'm mad</text:p>
      <text:p text:style-name="Standard"><text:soft-page-break/>i'm telling you this because i'm sad</text:p>
      <text:p text:style-name="Standard">I don't need you anymore but the kids need their dad</text:p>
      <text:p text:style-name="Standard"/>
      <text:p text:style-name="P1">2ndverse</text:p>
      <text:p text:style-name="P1"/>
      <text:p text:style-name="Standard">when you come over ima hand you a toy</text:p>
      <text:p text:style-name="Standard">just like the one I bought my other little boy</text:p>
      <text:p text:style-name="Standard">I hope you know which one to play with first</text:p>
      <text:p text:style-name="Standard">I cant just walk away I play hurt</text:p>
      <text:p text:style-name="P1">hook</text:p>
      <text:p text:style-name="Standard">what made me think that you can handle this</text:p>
      <text:p text:style-name="Standard">when what I needed was a man for this</text:p>
      <text:p text:style-name="Standard">you never had a longterm plan for this</text:p>
      <text:p text:style-name="Standard">you need to grow up boy</text:p>
      <text:p text:style-name="Standard">and be a man boy</text:p>
      <text:p text:style-name="Standard"/>
      <text:p text:style-name="Standard">i'm not telling you this because i'm mad</text:p>
      <text:p text:style-name="Standard">i'm telling you this because i'm sad</text:p>
      <text:p text:style-name="Standard">I don't want <text:s/>you anymore but the kids want their dad</text:p>
      <text:p text:style-name="Standard"/>
      <text:p text:style-name="Standard">but I still love you</text:p>
      <text:p text:style-name="Standard">and I always will</text:p>
      <text:p text:style-name="Standard">like mothers do</text:p>
      <text:p text:style-name="Standard">their children</text:p>
      <text:p text:style-name="Standard">I still love you</text:p>
      <text:p text:style-name="Standard">and I always will</text:p>
      <text:p text:style-name="Standard">like mothers do</text:p>
      <text:p text:style-name="Standard">their children</text:p>
      <text:p text:style-name="P1">(Rap)</text:p>
      <text:p text:style-name="Standard">optional your choice</text:p>
      <text:p text:style-name="Standard"/>
      <text:p text:style-name="Standard">thomascouram2014</text:p>
      <text:p text:style-name="Standard">**************************************</text:p>
      <text:p text:style-name="P1">(Win my Heart)</text:p>
      <text:p text:style-name="P1"/>
      <text:p text:style-name="Standard">Win my heart win my heart</text:p>
      <text:p text:style-name="Standard">win my heart win my heart</text:p>
      <text:p text:style-name="Standard">if you ever want a part of me</text:p>
      <text:p text:style-name="Standard">thatz the first place to start</text:p>
      <text:p text:style-name="Standard">Win my heart win my heart</text:p>
      <text:p text:style-name="Standard">win my heart win my heart</text:p>
      <text:p text:style-name="Standard">if you really want a part of me</text:p>
      <text:p text:style-name="Standard">thatz the only way to start</text:p>
      <text:p text:style-name="P1">1<text:span text:style-name="T2">st</text:span> verse</text:p>
      <text:p text:style-name="Standard">never sleeping with a stranger</text:p>
      <text:p text:style-name="Standard">I don't need that kind of danger</text:p>
      <text:p text:style-name="Standard">say you wanna be my lover</text:p>
      <text:p text:style-name="Standard">but if you react with anger</text:p>
      <text:p text:style-name="Standard"><text:soft-page-break/>if I tell you that it takes time</text:p>
      <text:p text:style-name="Standard">then baby you can move on down the line</text:p>
      <text:p text:style-name="Standard">becuz the only way that you can find</text:p>
      <text:p text:style-name="Standard">any way in any part of mine</text:p>
      <text:p text:style-name="P1">hook</text:p>
      <text:p text:style-name="Standard">is Win my heart win my heart</text:p>
      <text:p text:style-name="Standard">win my heart win my heart</text:p>
      <text:p text:style-name="Standard">if you ever want a part of me</text:p>
      <text:p text:style-name="Standard">thatz the first place to start</text:p>
      <text:p text:style-name="Standard">Win my heart win my heart</text:p>
      <text:p text:style-name="Standard">win my heart win my heart</text:p>
      <text:p text:style-name="Standard">if you really want a part of me</text:p>
      <text:p text:style-name="Standard">thatz the only way to start</text:p>
      <text:p text:style-name="P1">bridge</text:p>
      <text:p text:style-name="Standard">you can roll your eyes</text:p>
      <text:p text:style-name="Standard">and stamp your feet</text:p>
      <text:p text:style-name="Standard">be the handsomest guy</text:p>
      <text:p text:style-name="Standard">that i'll ever meet</text:p>
      <text:p text:style-name="Standard">and it won't change</text:p>
      <text:p text:style-name="Standard">a single thing</text:p>
      <text:p text:style-name="Standard">the only way</text:p>
      <text:p text:style-name="Standard">to get a part of me</text:p>
      <text:p text:style-name="P1">hook</text:p>
      <text:p text:style-name="Standard">is Win my heart win my heart</text:p>
      <text:p text:style-name="Standard">win my heart win my heart</text:p>
      <text:p text:style-name="Standard">if you ever want a part of me</text:p>
      <text:p text:style-name="Standard">thatz the first place to start</text:p>
      <text:p text:style-name="Standard">Win my heart win my heart</text:p>
      <text:p text:style-name="Standard">win my heart win my heart</text:p>
      <text:p text:style-name="Standard">if you really want all parts of me</text:p>
      <text:p text:style-name="Standard">thatz the only way to start</text:p>
      <text:p text:style-name="Standard"/>
      <text:p text:style-name="Standard">thomascouram013</text:p>
      <text:p text:style-name="Standard">******************************************</text:p>
      <text:p text:style-name="P1">(whatever you are)</text:p>
      <text:p text:style-name="P1"/>
      <text:p text:style-name="Standard">if you should lose all your money</text:p>
      <text:p text:style-name="Standard">family and friends</text:p>
      <text:p text:style-name="Standard">trouble keeps on coming</text:p>
      <text:p text:style-name="Standard">bad luck never ends</text:p>
      <text:p text:style-name="Standard">even if you should wind up</text:p>
      <text:p text:style-name="Standard">living on the street</text:p>
      <text:p text:style-name="Standard">I'll stand in the soupline beside you</text:p>
      <text:p text:style-name="Standard">just as proudly</text:p>
      <text:p text:style-name="P1">hook</text:p>
      <text:p text:style-name="Standard">cuz whatever you are I wanna be</text:p>
      <text:p text:style-name="Standard">whereever you are <text:s/>I wanna be</text:p>
      <text:p text:style-name="Standard">whereever you go I wanna be</text:p>
      <text:p text:style-name="Standard"><text:soft-page-break/>appearances mean nothing to me</text:p>
      <text:p text:style-name="Standard">however you live I wanna live</text:p>
      <text:p text:style-name="Standard">whatever you feel I wanna feel</text:p>
      <text:p text:style-name="Standard">however it is is how it is</text:p>
      <text:p text:style-name="Standard">cuz you're one of the few things</text:p>
      <text:p text:style-name="Standard">that to me is real</text:p>
      <text:p text:style-name="P1">2ndverse</text:p>
      <text:p text:style-name="Standard">if you should go to the wilderness</text:p>
      <text:p text:style-name="Standard">with no one to lend a hand</text:p>
      <text:p text:style-name="Standard">I will learn how it is</text:p>
      <text:p text:style-name="Standard">living off the land</text:p>
      <text:p text:style-name="Standard">if you should climb a mountain</text:p>
      <text:p text:style-name="Standard">where every day it snows</text:p>
      <text:p text:style-name="Standard">I will learn to love the cold</text:p>
      <text:p text:style-name="Standard">like an eskimo</text:p>
      <text:p text:style-name="Standard">even if you never get</text:p>
      <text:p text:style-name="Standard">anywhere at all</text:p>
      <text:p text:style-name="Standard">i'll be just as satisfied</text:p>
      <text:p text:style-name="Standard">with nothing but you love</text:p>
      <text:p text:style-name="P1">hook</text:p>
      <text:p text:style-name="Standard">whatever you are I wanna be</text:p>
      <text:p text:style-name="Standard">whereever you are <text:s/>I wanna be</text:p>
      <text:p text:style-name="Standard">whereever you go I wanna be</text:p>
      <text:p text:style-name="Standard">shiny things mean nothing to me</text:p>
      <text:p text:style-name="Standard">however you live I wanna live</text:p>
      <text:p text:style-name="Standard">whatever you feel I wanna feel</text:p>
      <text:p text:style-name="Standard">however it is thatz how it is</text:p>
      <text:p text:style-name="Standard">cuz you're one of the few things</text:p>
      <text:p text:style-name="Standard">that to me is real</text:p>
      <text:p text:style-name="Standard"/>
      <text:p text:style-name="Standard">thomascouram2013</text:p>
      <text:p text:style-name="Standard"/>
      <text:p text:style-name="P1">(between love and fantasy)</text:p>
      <text:p text:style-name="Standard">you keep blowing up in my head</text:p>
      <text:p text:style-name="Standard">bigger everyday</text:p>
      <text:p text:style-name="Standard">the more I think about you</text:p>
      <text:p text:style-name="Standard">since you've been away</text:p>
      <text:p text:style-name="Standard">the more I remember a hero</text:p>
      <text:p text:style-name="Standard">and the less I remember us</text:p>
      <text:p text:style-name="Standard">the more i'm missing you babe</text:p>
      <text:p text:style-name="Standard">the more i'm getting lost</text:p>
      <text:p text:style-name="P1">hook</text:p>
      <text:p text:style-name="Standard">somewhere</text:p>
      <text:p text:style-name="Standard">between love and fantasy</text:p>
      <text:p text:style-name="Standard">somewhere</text:p>
      <text:p text:style-name="Standard">between love and fantasy</text:p>
      <text:p text:style-name="Standard">somewhere</text:p>
      <text:p text:style-name="Standard">between love and fantasy</text:p>
      <text:p text:style-name="Standard"><text:soft-page-break/></text:p>
      <text:p text:style-name="Standard">did we ever have a fight</text:p>
      <text:p text:style-name="Standard">did you ever make me cry</text:p>
      <text:p text:style-name="Standard">were you really like I dream At night</text:p>
      <text:p text:style-name="Standard">or just a regular guy</text:p>
      <text:p text:style-name="Standard"/>
      <text:p text:style-name="Standard">somewhere</text:p>
      <text:p text:style-name="Standard">between love and fantasy</text:p>
      <text:p text:style-name="Standard">somewhere</text:p>
      <text:p text:style-name="Standard">between love and fantasy</text:p>
      <text:p text:style-name="Standard">somewhere</text:p>
      <text:p text:style-name="Standard">between love and fantasy</text:p>
      <text:p text:style-name="Standard"/>
      <text:p text:style-name="P1">2ndverse</text:p>
      <text:p text:style-name="Standard">you keep showing up in my bed</text:p>
      <text:p text:style-name="Standard">til I don't know whatz real</text:p>
      <text:p text:style-name="Standard">when I wake up you're never there</text:p>
      <text:p text:style-name="Standard">but I know what I feel</text:p>
      <text:p text:style-name="Standard">I know how deep i love you</text:p>
      <text:p text:style-name="Standard">but i'm not so sure itz true</text:p>
      <text:p text:style-name="Standard">that you or any mortal man</text:p>
      <text:p text:style-name="Standard">can be as good as the missing you</text:p>
      <text:p text:style-name="P1">hook</text:p>
      <text:p text:style-name="Standard">somewhere</text:p>
      <text:p text:style-name="Standard">between love and fantasy</text:p>
      <text:p text:style-name="Standard">somewhere</text:p>
      <text:p text:style-name="Standard">between love and fantasy</text:p>
      <text:p text:style-name="Standard">somewhere</text:p>
      <text:p text:style-name="Standard">between love and fantasy</text:p>
      <text:p text:style-name="Standard"/>
      <text:p text:style-name="Standard">were you this perfect lover</text:p>
      <text:p text:style-name="Standard">were you this perfect man</text:p>
      <text:p text:style-name="Standard">or do all these perfect memories</text:p>
      <text:p text:style-name="Standard">just show how lost I am</text:p>
      <text:p text:style-name="P1">hook</text:p>
      <text:p text:style-name="Standard">somewhere</text:p>
      <text:p text:style-name="Standard">between love and fantasy</text:p>
      <text:p text:style-name="Standard">somewhere</text:p>
      <text:p text:style-name="Standard">between love and fantasy</text:p>
      <text:p text:style-name="Standard">somewhere</text:p>
      <text:p text:style-name="Standard">between love and fantasy</text:p>
      <text:p text:style-name="Standard"/>
      <text:p text:style-name="Standard">thomasouram2014</text:p>
      <text:p text:style-name="Standard"/>
      <text:p text:style-name="P1">(gone with the man)</text:p>
      <text:p text:style-name="P1"/>
      <text:p text:style-name="Standard">just because things aint going wrong</text:p>
      <text:p text:style-name="Standard">doesn't mean things are going right</text:p>
      <text:p text:style-name="Standard"><text:soft-page-break/>just because i'm nolonger sleeping with a noisy man</text:p>
      <text:p text:style-name="Standard">doesn't mean i'm sleeping peaceful at night</text:p>
      <text:p text:style-name="Standard">just because I don't have to worry</text:p>
      <text:p text:style-name="Standard">about a lying cheating scamp</text:p>
      <text:p text:style-name="Standard">doesn't mean i'm in any hurry</text:p>
      <text:p text:style-name="Standard">to sing hallelluyah</text:p>
      <text:p text:style-name="Standard">or strike up the band</text:p>
      <text:p text:style-name="Standard">cuz along with all of the pain</text:p>
      <text:p text:style-name="Standard">all the pleasure is gone with the man</text:p>
      <text:p text:style-name="P1">hook</text:p>
      <text:p text:style-name="Standard">oh that man could sure nuff raise some hell</text:p>
      <text:p text:style-name="Standard">make you cry a river that devil can</text:p>
      <text:p text:style-name="Standard">but he can sure nuff lay some heaven as well</text:p>
      <text:p text:style-name="Standard">make you feel like you've never never felt</text:p>
      <text:p text:style-name="Standard">every single time</text:p>
      <text:p text:style-name="Standard">a brand new high</text:p>
      <text:p text:style-name="Standard">that kind of drug aint so easy to kiss goodby</text:p>
      <text:p text:style-name="P1">2ndverse</text:p>
      <text:p text:style-name="Standard">just because the sun is shining</text:p>
      <text:p text:style-name="Standard">doesn't mean that all is bright</text:p>
      <text:p text:style-name="Standard">just because i'm nolonger crying</text:p>
      <text:p text:style-name="Standard">doesn't mean itz all joy in my life</text:p>
      <text:p text:style-name="Standard">cuz along with all the pain</text:p>
      <text:p text:style-name="Standard">all the pleasure is gone with my man</text:p>
      <text:p text:style-name="P1">hook</text:p>
      <text:p text:style-name="Standard">yeah that man could sure nuff raise some hell</text:p>
      <text:p text:style-name="Standard">make you cry a river that devil can</text:p>
      <text:p text:style-name="Standard">but he can sure nuff raise some heaven as well</text:p>
      <text:p text:style-name="Standard">make you better than you've ever felt</text:p>
      <text:p text:style-name="Standard">every single night</text:p>
      <text:p text:style-name="Standard">make you feel so right</text:p>
      <text:p text:style-name="Standard">that kind of man aint so easy to kiss goodby</text:p>
      <text:p text:style-name="P1">bridge</text:p>
      <text:p text:style-name="Standard">and you know the thing</text:p>
      <text:p text:style-name="Standard">is that he never meant to harm me</text:p>
      <text:p text:style-name="Standard">but almost everything</text:p>
      <text:p text:style-name="Standard">he got into was the wrong thing</text:p>
      <text:p text:style-name="Standard">hez a goodhearted man</text:p>
      <text:p text:style-name="Standard">but he aint no good for a heart to stand</text:p>
      <text:p text:style-name="Standard"/>
      <text:p text:style-name="Standard">thomascouram2012</text:p>
      <text:p text:style-name="Standard"/>
      <text:p text:style-name="Standard">(not another zero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UI" svg:font-family="'Segoe UI', Arial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0.5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text-indent="0in" style:auto-text-indent="false" style:text-autospace="ideograph-alpha" style:vertical-align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>
      <style:paragraph-properties fo:margin-top="0.1665in" fo:margin-bottom="0.0417in" fo:keep-with-next="always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>
      <style:paragraph-properties fo:margin-top="0.1665in" fo:margin-bottom="0.0417in" fo:keep-with-next="always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>
      <style:paragraph-properties fo:margin-top="0.1665in" fo:margin-bottom="0.0417in" fo:keep-with-next="always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style:font-name-asian="Arial" style:font-name-complex="Aria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3" meta:paragraph-count="424" meta:word-count="2688" meta:character-count="13127"/>
    <dc:date>2015-07-13T03:29:22</dc:date>
    <dc:creator>Live user</dc:creator>
    <meta:generator>OpenOffice.org/3.2$Linux OpenOffice.org_project/320m12$Build-9483</meta:generator>
  </office:meta>
</office:document-meta>
</file>